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6.373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6.264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7.572cm"/>
    </style:style>
    <style:style style:name="co7" style:family="table-column">
      <style:table-column-properties fo:break-before="auto" style:column-width="5.4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2.397cm"/>
    </style:style>
    <style:style style:name="co12" style:family="table-column">
      <style:table-column-properties fo:break-before="auto" style:column-width="5.039cm"/>
    </style:style>
    <style:style style:name="co13" style:family="table-column">
      <style:table-column-properties fo:break-before="auto" style:column-width="4.466cm"/>
    </style:style>
    <style:style style:name="co14" style:family="table-column">
      <style:table-column-properties fo:break-before="auto" style:column-width="3.759cm"/>
    </style:style>
    <style:style style:name="co15" style:family="table-column">
      <style:table-column-properties fo:break-before="auto" style:column-width="4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ff38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 style:data-style-name="N81"/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693cm" svg:height="11.852cm" svg:x="1.086cm" svg:y="5.626cm">
            <draw:object draw:notify-on-update-of-ranges="Sheet1.D1:Sheet1.D1 Sheet1.B3:Sheet1.B12 Sheet1.B1:Sheet1.B1 Sheet1.C3:Sheet1.C12 Sheet1.D3:Sheet1.D12 Sheet1.D1:Sheet1.D1 Sheet1.E3:Sheet1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Cell Count 10648 (8x neighbors grid)</text:p>
          </table:table-cell>
          <table:table-cell/>
          <table:table-cell office:value-type="string" calcext:value-type="string">
            <text:p>Cell Count 74088 (27x neighbors gri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icle Spawns</text:p>
          </table:table-cell>
          <table:table-cell office:value-type="string" calcext:value-type="string">
            <text:p>Particle / Cell</text:p>
          </table:table-cell>
          <table:table-cell office:value-type="string" calcext:value-type="string">
            <text:p>Avg FPS</text:p>
          </table:table-cell>
          <table:table-cell/>
          <table:table-cell office:value-type="string" calcext:value-type="string">
            <text:p>Avg FPS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3]/10648" office:value-type="float" office:value="0.0939143501126972" calcext:value-type="float">
            <text:p>0.0939143501126972</text:p>
          </table:table-cell>
          <table:table-cell office:value-type="float" office:value="1023.1" calcext:value-type="float">
            <text:p>1023.1</text:p>
          </table:table-cell>
          <table:table-cell table:formula="of:=[.A3]/74088" office:value-type="float" office:value="0.0134974624770543" calcext:value-type="float">
            <text:p>0.0134974624770543</text:p>
          </table:table-cell>
          <table:table-cell office:value-type="float" office:value="1054.2" calcext:value-type="float">
            <text:p>1054.2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[.A4]/10648" office:value-type="float" office:value="0.469571750563486" calcext:value-type="float">
            <text:p>0.469571750563486</text:p>
          </table:table-cell>
          <table:table-cell office:value-type="float" office:value="1010.6" calcext:value-type="float">
            <text:p>1010.6</text:p>
          </table:table-cell>
          <table:table-cell table:formula="of:=[.A4]/74088" office:value-type="float" office:value="0.0674873123852716" calcext:value-type="float">
            <text:p>0.0674873123852716</text:p>
          </table:table-cell>
          <table:table-cell office:value-type="float" office:value="1046.7" calcext:value-type="float">
            <text:p>1046.7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[.A5]/10648" office:value-type="float" office:value="0.939143501126972" calcext:value-type="float">
            <text:p>0.939143501126972</text:p>
          </table:table-cell>
          <table:table-cell office:value-type="float" office:value="1028.9" calcext:value-type="float">
            <text:p>1028.9</text:p>
          </table:table-cell>
          <table:table-cell table:formula="of:=[.A5]/74088" office:value-type="float" office:value="0.134974624770543" calcext:value-type="float">
            <text:p>0.134974624770543</text:p>
          </table:table-cell>
          <table:table-cell office:value-type="float" office:value="1064.2" calcext:value-type="float">
            <text:p>1064.2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A6]/10648" office:value-type="float" office:value="4.69571750563486" calcext:value-type="float">
            <text:p>4.69571750563486</text:p>
          </table:table-cell>
          <table:table-cell office:value-type="float" office:value="674.5" calcext:value-type="float">
            <text:p>674.5</text:p>
          </table:table-cell>
          <table:table-cell table:formula="of:=[.A6]/74088" office:value-type="float" office:value="0.674873123852716" calcext:value-type="float">
            <text:p>0.674873123852716</text:p>
          </table:table-cell>
          <table:table-cell office:value-type="float" office:value="602.6" calcext:value-type="float">
            <text:p>602.6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A7]/10648" office:value-type="float" office:value="9.39143501126972" calcext:value-type="float">
            <text:p>9.39143501126972</text:p>
          </table:table-cell>
          <table:table-cell office:value-type="float" office:value="503.1" calcext:value-type="float">
            <text:p>503.1</text:p>
          </table:table-cell>
          <table:table-cell table:formula="of:=[.A7]/74088" office:value-type="float" office:value="1.34974624770543" calcext:value-type="float">
            <text:p>1.34974624770543</text:p>
          </table:table-cell>
          <table:table-cell office:value-type="float" office:value="523.7" calcext:value-type="float">
            <text:p>523.7</text:p>
          </table:table-cell>
          <table:table-cell table:number-columns-repeated="2"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[.A8]/10648" office:value-type="float" office:value="46.9571750563486" calcext:value-type="float">
            <text:p>46.9571750563486</text:p>
          </table:table-cell>
          <table:table-cell office:value-type="float" office:value="164.5" calcext:value-type="float">
            <text:p>164.5</text:p>
          </table:table-cell>
          <table:table-cell table:formula="of:=[.A8]/74088" office:value-type="float" office:value="6.74873123852716" calcext:value-type="float">
            <text:p>6.74873123852716</text:p>
          </table:table-cell>
          <table:table-cell office:value-type="float" office:value="279.9" calcext:value-type="float">
            <text:p>279.9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A9]/10648" office:value-type="float" office:value="93.9143501126972" calcext:value-type="float">
            <text:p>93.9143501126972</text:p>
          </table:table-cell>
          <table:table-cell office:value-type="float" office:value="58.9" calcext:value-type="float">
            <text:p>58.9</text:p>
          </table:table-cell>
          <table:table-cell table:formula="of:=[.A9]/74088" office:value-type="float" office:value="13.4974624770543" calcext:value-type="float">
            <text:p>13.4974624770543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formula="of:=[.A10]/10648" office:value-type="float" office:value="469.571750563486" calcext:value-type="float">
            <text:p>469.571750563486</text:p>
          </table:table-cell>
          <table:table-cell office:value-type="float" office:value="3.1" calcext:value-type="float">
            <text:p>3.1</text:p>
          </table:table-cell>
          <table:table-cell table:formula="of:=[.A10]/74088" office:value-type="float" office:value="67.4873123852716" calcext:value-type="float">
            <text:p>67.4873123852716</text:p>
          </table:table-cell>
          <table:table-cell office:value-type="float" office:value="115.8" calcext:value-type="float">
            <text:p>115.8</text:p>
          </table:table-cell>
          <table:table-cell table:number-columns-repeated="2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formula="of:=[.A11]/10648" office:value-type="float" office:value="939.143501126972" calcext:value-type="float">
            <text:p>939.143501126972</text:p>
          </table:table-cell>
          <table:table-cell office:value-type="float" office:value="0.8" calcext:value-type="float">
            <text:p>0.8</text:p>
          </table:table-cell>
          <table:table-cell table:formula="of:=[.A11]/74088" office:value-type="float" office:value="134.974624770543" calcext:value-type="float">
            <text:p>134.974624770543</text:p>
          </table:table-cell>
          <table:table-cell office:value-type="float" office:value="4.9" calcext:value-type="float">
            <text:p>4.9</text:p>
          </table:table-cell>
          <table:table-cell table:number-columns-repeated="2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table:formula="of:=[.A12]/10648" office:value-type="float" office:value="4695.71750563486" calcext:value-type="float">
            <text:p>4695.71750563486</text:p>
          </table:table-cell>
          <table:table-cell office:value-type="float" office:value="0" calcext:value-type="float">
            <text:p>0</text:p>
          </table:table-cell>
          <table:table-cell table:formula="of:=[.A12]/74088" office:value-type="float" office:value="674.873123852716" calcext:value-type="float">
            <text:p>674.873123852716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table:number-columns-repeated="4"/>
          <table:table-cell>
            <draw:frame draw:z-index="1" draw:style-name="gr1" draw:text-style-name="P1" svg:width="19.693cm" svg:height="11.852cm" svg:x="1.807cm" svg:y="0.134cm">
              <draw:object draw:notify-on-update-of-ranges="Sheet1.D1:Sheet1.D1 Sheet1.A3:Sheet1.A12 Sheet1.B1:Sheet1.B1 Sheet1.C3:Sheet1.C12 Sheet1.D1:Sheet1.D1 Sheet1.E3:Sheet1.E12 Sheet1.A3:Sheet1.A1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15.999cm" svg:height="8.999cm" svg:x="18.783cm" svg:y="0.871cm">
            <draw:object draw:notify-on-update-of-ranges="Sheet2.E5:Sheet2.E22 Sheet2.F4:Sheet2.F4 Sheet2.F5:Sheet2.F22 Sheet2.E25:Sheet2.E42 Sheet2.F25:Sheet2.F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/>
        <table:table-column table:style-name="co8" table:number-columns-repeated="16377"/>
        <table:table-row table:style-name="ro1">
          <table:table-cell office:value-type="string" calcext:value-type="string" table:number-columns-spanned="6" table:number-rows-spanned="1">
            <text:p>Bottleneck Analysis</text:p>
          </table:table-cell>
          <table:covered-table-cell table:number-columns-repeated="5"/>
          <table:table-cell table:style-name="Default" table:number-columns-repeated="16378"/>
        </table:table-row>
        <table:table-row table:style-name="ro1" table:number-rows-repeated="2">
          <table:table-cell table:number-columns-repeated="6"/>
          <table:table-cell table:style-name="Default" table:number-columns-repeated="16378"/>
        </table:table-row>
        <table:table-row table:style-name="ro1">
          <table:table-cell office:value-type="string" calcext:value-type="string">
            <text:p>Scene Scale</text:p>
          </table:table-cell>
          <table:table-cell office:value-type="string" calcext:value-type="string">
            <text:p>Cell Size</text:p>
          </table:table-cell>
          <table:table-cell office:value-type="string" calcext:value-type="string">
            <text:p>Total Cell Count</text:p>
          </table:table-cell>
          <table:table-cell office:value-type="string" calcext:value-type="string">
            <text:p>Particle Spawns</text:p>
          </table:table-cell>
          <table:table-cell office:value-type="string" calcext:value-type="string">
            <text:p>Particle / Cell</text:p>
          </table:table-cell>
          <table:table-cell office:value-type="string" calcext:value-type="string">
            <text:p>Avg FPS</text:p>
          </table:table-cell>
          <table:table-cell table:style-name="Default" table:number-columns-repeated="16378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Full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[.D5]/[.C5]" office:value-type="float" office:value="125" calcext:value-type="float">
            <text:p>125</text:p>
          </table:table-cell>
          <table:table-cell office:value-type="float" office:value="1084.577" calcext:value-type="float">
            <text:p>1084.57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Full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[.D6]/[.C6]" office:value-type="float" office:value="15.625" calcext:value-type="float">
            <text:p>15.625</text:p>
          </table:table-cell>
          <table:table-cell office:value-type="float" office:value="1041.86" calcext:value-type="float">
            <text:p>1041.86</text:p>
          </table:table-cell>
          <table:table-cell table:style-name="Default" table:number-columns-repeated="1637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Full</text:p>
          </table:table-cell>
          <table:table-cell office:value-type="float" office:value="216" calcext:value-type="float">
            <text:p>216</text:p>
          </table:table-cell>
          <table:table-cell office:value-type="float" office:value="1000" calcext:value-type="float">
            <text:p>1000</text:p>
          </table:table-cell>
          <table:table-cell table:formula="of:=[.D7]/[.C7]" office:value-type="float" office:value="4.62962962962963" calcext:value-type="float">
            <text:p>4.62962962962963</text:p>
          </table:table-cell>
          <table:table-cell office:value-type="float" office:value="1006.935" calcext:value-type="float">
            <text:p>1006.93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Full</text:p>
          </table:table-cell>
          <table:table-cell office:value-type="float" office:value="1728" calcext:value-type="float">
            <text:p>1728</text:p>
          </table:table-cell>
          <table:table-cell office:value-type="float" office:value="1000" calcext:value-type="float">
            <text:p>1000</text:p>
          </table:table-cell>
          <table:table-cell table:formula="of:=[.D8]/[.C8]" office:value-type="float" office:value="0.578703703703704" calcext:value-type="float">
            <text:p>0.578703703703704</text:p>
          </table:table-cell>
          <table:table-cell office:value-type="float" office:value="998.587" calcext:value-type="float">
            <text:p>998.58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 office:value-type="float" office:value="10648" calcext:value-type="float">
            <text:p>10648</text:p>
          </table:table-cell>
          <table:table-cell office:value-type="float" office:value="1000" calcext:value-type="float">
            <text:p>1000</text:p>
          </table:table-cell>
          <table:table-cell table:formula="of:=[.D9]/[.C9]" office:value-type="float" office:value="0.0939143501126972" calcext:value-type="float">
            <text:p>0.0939143501126972</text:p>
          </table:table-cell>
          <table:table-cell office:value-type="float" office:value="1011.869" calcext:value-type="float">
            <text:p>1011.86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 office:value-type="float" office:value="74088" calcext:value-type="float">
            <text:p>74088</text:p>
          </table:table-cell>
          <table:table-cell office:value-type="float" office:value="1000" calcext:value-type="float">
            <text:p>1000</text:p>
          </table:table-cell>
          <table:table-cell table:formula="of:=[.D10]/[.C10]" office:value-type="float" office:value="0.0134974624770543" calcext:value-type="float">
            <text:p>0.0134974624770543</text:p>
          </table:table-cell>
          <table:table-cell office:value-type="float" office:value="980.522" calcext:value-type="float">
            <text:p>980.522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ll</text:p>
          </table:table-cell>
          <table:table-cell office:value-type="float" office:value="1061208" calcext:value-type="float">
            <text:p>1061208</text:p>
          </table:table-cell>
          <table:table-cell office:value-type="float" office:value="1000" calcext:value-type="float">
            <text:p>1000</text:p>
          </table:table-cell>
          <table:table-cell table:formula="of:=[.D11]/[.C11]" office:value-type="float" office:value="0.000942322334547045" calcext:value-type="float">
            <text:p>0.000942322334547045</text:p>
          </table:table-cell>
          <table:table-cell office:value-type="float" office:value="992.937" calcext:value-type="float">
            <text:p>992.93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float" office:value="8242408" calcext:value-type="float">
            <text:p>8242408</text:p>
          </table:table-cell>
          <table:table-cell office:value-type="float" office:value="1000" calcext:value-type="float">
            <text:p>1000</text:p>
          </table:table-cell>
          <table:table-cell table:formula="of:=[.D12]/[.C12]" office:value-type="float" office:value="0.000121323768490956" calcext:value-type="float">
            <text:p>0.000121323768490956</text:p>
          </table:table-cell>
          <table:table-cell office:value-type="float" office:value="1074.791" calcext:value-type="float">
            <text:p>1074.79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ll</text:p>
          </table:table-cell>
          <table:table-cell office:value-type="float" office:value="64964808" calcext:value-type="float">
            <text:p>64964808</text:p>
          </table:table-cell>
          <table:table-cell office:value-type="float" office:value="1000" calcext:value-type="float">
            <text:p>1000</text:p>
          </table:table-cell>
          <table:table-cell table:formula="of:=[.D13]/[.C13]" office:value-type="float" office:value="0.0000153929493642158" calcext:value-type="float">
            <text:p>1.53929493642158E-05</text:p>
          </table:table-cell>
          <table:table-cell office:value-type="float" office:value="468.034" calcext:value-type="float">
            <text:p>468.03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Half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[.D14]/[.C14]" office:value-type="float" office:value="15.625" calcext:value-type="float">
            <text:p>15.625</text:p>
          </table:table-cell>
          <table:table-cell office:value-type="float" office:value="973.07" calcext:value-type="float">
            <text:p>973.0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Half</text:p>
          </table:table-cell>
          <table:table-cell office:value-type="float" office:value="216" calcext:value-type="float">
            <text:p>216</text:p>
          </table:table-cell>
          <table:table-cell office:value-type="float" office:value="1000" calcext:value-type="float">
            <text:p>1000</text:p>
          </table:table-cell>
          <table:table-cell table:formula="of:=[.D15]/[.C15]" office:value-type="float" office:value="4.62962962962963" calcext:value-type="float">
            <text:p>4.62962962962963</text:p>
          </table:table-cell>
          <table:table-cell office:value-type="float" office:value="967.725" calcext:value-type="float">
            <text:p>967.72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Half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[.D16]/[.C16]" office:value-type="float" office:value="1" calcext:value-type="float">
            <text:p>1</text:p>
          </table:table-cell>
          <table:table-cell office:value-type="float" office:value="1010.631" calcext:value-type="float">
            <text:p>1010.63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Half</text:p>
          </table:table-cell>
          <table:table-cell office:value-type="float" office:value="10648" calcext:value-type="float">
            <text:p>10648</text:p>
          </table:table-cell>
          <table:table-cell office:value-type="float" office:value="1000" calcext:value-type="float">
            <text:p>1000</text:p>
          </table:table-cell>
          <table:table-cell table:formula="of:=[.D17]/[.C17]" office:value-type="float" office:value="0.0939143501126972" calcext:value-type="float">
            <text:p>0.0939143501126972</text:p>
          </table:table-cell>
          <table:table-cell office:value-type="float" office:value="1002.243" calcext:value-type="float">
            <text:p>1002.24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74088" calcext:value-type="float">
            <text:p>74088</text:p>
          </table:table-cell>
          <table:table-cell office:value-type="float" office:value="1000" calcext:value-type="float">
            <text:p>1000</text:p>
          </table:table-cell>
          <table:table-cell table:formula="of:=[.D18]/[.C18]" office:value-type="float" office:value="0.0134974624770543" calcext:value-type="float">
            <text:p>0.0134974624770543</text:p>
          </table:table-cell>
          <table:table-cell office:value-type="float" office:value="985.613" calcext:value-type="float">
            <text:p>985.613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lf</text:p>
          </table:table-cell>
          <table:table-cell office:value-type="float" office:value="551368" calcext:value-type="float">
            <text:p>551368</text:p>
          </table:table-cell>
          <table:table-cell office:value-type="float" office:value="1000" calcext:value-type="float">
            <text:p>1000</text:p>
          </table:table-cell>
          <table:table-cell table:formula="of:=[.D19]/[.C19]" office:value-type="float" office:value="0.00181367072445263" calcext:value-type="float">
            <text:p>0.00181367072445263</text:p>
          </table:table-cell>
          <table:table-cell office:value-type="float" office:value="1012.31" calcext:value-type="float">
            <text:p>1012.3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lf</text:p>
          </table:table-cell>
          <table:table-cell office:value-type="float" office:value="8242408" calcext:value-type="float">
            <text:p>8242408</text:p>
          </table:table-cell>
          <table:table-cell office:value-type="float" office:value="1000" calcext:value-type="float">
            <text:p>1000</text:p>
          </table:table-cell>
          <table:table-cell table:formula="of:=[.D20]/[.C20]" office:value-type="float" office:value="0.000121323768490956" calcext:value-type="float">
            <text:p>0.000121323768490956</text:p>
          </table:table-cell>
          <table:table-cell office:value-type="float" office:value="1037.184" calcext:value-type="float">
            <text:p>1037.18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lf</text:p>
          </table:table-cell>
          <table:table-cell office:value-type="float" office:value="64964808" calcext:value-type="float">
            <text:p>64964808</text:p>
          </table:table-cell>
          <table:table-cell office:value-type="float" office:value="1000" calcext:value-type="float">
            <text:p>1000</text:p>
          </table:table-cell>
          <table:table-cell table:formula="of:=[.D21]/[.C21]" office:value-type="float" office:value="0.0000153929493642158" calcext:value-type="float">
            <text:p>1.53929493642158E-05</text:p>
          </table:table-cell>
          <table:table-cell office:value-type="float" office:value="469.941" calcext:value-type="float">
            <text:p>469.94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alf</text:p>
          </table:table-cell>
          <table:table-cell office:value-type="float" office:value="515849608" calcext:value-type="float">
            <text:p>515849608</text:p>
          </table:table-cell>
          <table:table-cell office:value-type="float" office:value="1000" calcext:value-type="float">
            <text:p>1000</text:p>
          </table:table-cell>
          <table:table-cell table:formula="of:=[.D22]/[.C22]" office:value-type="float" office:value="0.00000193854950065214" calcext:value-type="float">
            <text:p>1.93854950065214E-06</text:p>
          </table:table-cell>
          <table:table-cell office:value-type="float" office:value="80.652" calcext:value-type="float">
            <text:p>80.652</text:p>
          </table:table-cell>
          <table:table-cell table:style-name="Default" table:number-columns-repeated="16378"/>
        </table:table-row>
        <table:table-row table:style-name="ro1">
          <table:table-cell table:number-columns-repeated="6"/>
          <table:table-cell table:style-name="Default" table:number-columns-repeated="16378"/>
        </table:table-row>
        <table:table-row table:style-name="ro1">
          <table:table-cell office:value-type="string" calcext:value-type="string">
            <text:p>Scene Scale</text:p>
          </table:table-cell>
          <table:table-cell office:value-type="string" calcext:value-type="string">
            <text:p>Cell Size</text:p>
          </table:table-cell>
          <table:table-cell office:value-type="string" calcext:value-type="string">
            <text:p>Total Cell Count</text:p>
          </table:table-cell>
          <table:table-cell office:value-type="string" calcext:value-type="string">
            <text:p>Particle Spawns</text:p>
          </table:table-cell>
          <table:table-cell office:value-type="string" calcext:value-type="string">
            <text:p>Particle / Cell</text:p>
          </table:table-cell>
          <table:table-cell office:value-type="string" calcext:value-type="string">
            <text:p>Avg FPS</text:p>
          </table:table-cell>
          <table:table-cell table:style-name="Default">
            <draw:frame draw:z-index="1" draw:style-name="gr1" draw:text-style-name="P1" svg:width="15.999cm" svg:height="8.999cm" svg:x="0.899cm" svg:y="0.028cm">
              <draw:object draw:notify-on-update-of-ranges="Sheet2.E25:Sheet2.E42 Sheet2.F24:Sheet2.F24 Sheet2.F25:Sheet2.F4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1637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Full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table:formula="of:=[.D25]/[.C25]" office:value-type="float" office:value="125000" calcext:value-type="float">
            <text:p>125000</text:p>
          </table:table-cell>
          <table:table-cell table:style-name="ce5" office:value-type="float" office:value="0.000083545411323" calcext:value-type="float">
            <text:p>8.35E-05</text:p>
          </table:table-cell>
          <table:table-cell table:style-name="Default" table:number-columns-repeated="1637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Full</text:p>
          </table:table-cell>
          <table:table-cell office:value-type="float" office:value="64" calcext:value-type="float">
            <text:p>64</text:p>
          </table:table-cell>
          <table:table-cell office:value-type="float" office:value="1000000" calcext:value-type="float">
            <text:p>1000000</text:p>
          </table:table-cell>
          <table:table-cell table:formula="of:=[.D26]/[.C26]" office:value-type="float" office:value="15625" calcext:value-type="float">
            <text:p>15625</text:p>
          </table:table-cell>
          <table:table-cell table:style-name="ce5" office:value-type="float" office:value="0.00058645181264" calcext:value-type="float">
            <text:p>5.86E-0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Full</text:p>
          </table:table-cell>
          <table:table-cell office:value-type="float" office:value="216" calcext:value-type="float">
            <text:p>216</text:p>
          </table:table-cell>
          <table:table-cell office:value-type="float" office:value="1000000" calcext:value-type="float">
            <text:p>1000000</text:p>
          </table:table-cell>
          <table:table-cell table:formula="of:=[.D27]/[.C27]" office:value-type="float" office:value="4629.62962962963" calcext:value-type="float">
            <text:p>4629.62962962963</text:p>
          </table:table-cell>
          <table:table-cell office:value-type="float" office:value="0.757" calcext:value-type="float">
            <text:p>0.75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Full</text:p>
          </table:table-cell>
          <table:table-cell office:value-type="float" office:value="1728" calcext:value-type="float">
            <text:p>1728</text:p>
          </table:table-cell>
          <table:table-cell office:value-type="float" office:value="1000000" calcext:value-type="float">
            <text:p>1000000</text:p>
          </table:table-cell>
          <table:table-cell table:formula="of:=[.D28]/[.C28]" office:value-type="float" office:value="578.703703703704" calcext:value-type="float">
            <text:p>578.703703703704</text:p>
          </table:table-cell>
          <table:table-cell office:value-type="float" office:value="10.208" calcext:value-type="float">
            <text:p>10.208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</text:p>
          </table:table-cell>
          <table:table-cell office:value-type="float" office:value="10648" calcext:value-type="float">
            <text:p>10648</text:p>
          </table:table-cell>
          <table:table-cell office:value-type="float" office:value="1000000" calcext:value-type="float">
            <text:p>1000000</text:p>
          </table:table-cell>
          <table:table-cell table:formula="of:=[.D29]/[.C29]" office:value-type="float" office:value="93.9143501126972" calcext:value-type="float">
            <text:p>93.9143501126972</text:p>
          </table:table-cell>
          <table:table-cell office:value-type="float" office:value="58.381" calcext:value-type="float">
            <text:p>58.38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ull</text:p>
          </table:table-cell>
          <table:table-cell office:value-type="float" office:value="74088" calcext:value-type="float">
            <text:p>74088</text:p>
          </table:table-cell>
          <table:table-cell office:value-type="float" office:value="1000000" calcext:value-type="float">
            <text:p>1000000</text:p>
          </table:table-cell>
          <table:table-cell table:formula="of:=[.D30]/[.C30]" office:value-type="float" office:value="13.4974624770543" calcext:value-type="float">
            <text:p>13.4974624770543</text:p>
          </table:table-cell>
          <table:table-cell office:value-type="float" office:value="142.567" calcext:value-type="float">
            <text:p>142.56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ull</text:p>
          </table:table-cell>
          <table:table-cell office:value-type="float" office:value="1061208" calcext:value-type="float">
            <text:p>1061208</text:p>
          </table:table-cell>
          <table:table-cell office:value-type="float" office:value="1000000" calcext:value-type="float">
            <text:p>1000000</text:p>
          </table:table-cell>
          <table:table-cell table:formula="of:=[.D31]/[.C31]" office:value-type="float" office:value="0.942322334547045" calcext:value-type="float">
            <text:p>0.942322334547045</text:p>
          </table:table-cell>
          <table:table-cell office:value-type="float" office:value="182.829" calcext:value-type="float">
            <text:p>182.829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office:value-type="float" office:value="8242408" calcext:value-type="float">
            <text:p>8242408</text:p>
          </table:table-cell>
          <table:table-cell office:value-type="float" office:value="1000000" calcext:value-type="float">
            <text:p>1000000</text:p>
          </table:table-cell>
          <table:table-cell table:formula="of:=[.D32]/[.C32]" office:value-type="float" office:value="0.121323768490956" calcext:value-type="float">
            <text:p>0.121323768490956</text:p>
          </table:table-cell>
          <table:table-cell office:value-type="float" office:value="183.744" calcext:value-type="float">
            <text:p>183.74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ll</text:p>
          </table:table-cell>
          <table:table-cell office:value-type="float" office:value="64964808" calcext:value-type="float">
            <text:p>64964808</text:p>
          </table:table-cell>
          <table:table-cell office:value-type="float" office:value="1000000" calcext:value-type="float">
            <text:p>1000000</text:p>
          </table:table-cell>
          <table:table-cell table:formula="of:=[.D33]/[.C33]" office:value-type="float" office:value="0.0153929493642158" calcext:value-type="float">
            <text:p>0.0153929493642158</text:p>
          </table:table-cell>
          <table:table-cell office:value-type="float" office:value="107.541" calcext:value-type="float">
            <text:p>107.541</text:p>
          </table:table-cell>
          <table:table-cell table:style-name="Default" table:number-columns-repeated="16378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string" calcext:value-type="string">
            <text:p>Half</text:p>
          </table:table-cell>
          <table:table-cell office:value-type="float" office:value="64" calcext:value-type="float">
            <text:p>64</text:p>
          </table:table-cell>
          <table:table-cell office:value-type="float" office:value="1000000" calcext:value-type="float">
            <text:p>1000000</text:p>
          </table:table-cell>
          <table:table-cell table:formula="of:=[.D34]/[.C34]" office:value-type="float" office:value="15625" calcext:value-type="float">
            <text:p>15625</text:p>
          </table:table-cell>
          <table:table-cell table:style-name="ce5" office:value-type="float" office:value="0.000111135807957324" calcext:value-type="float">
            <text:p>1.11E-0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string" calcext:value-type="string">
            <text:p>Half</text:p>
          </table:table-cell>
          <table:table-cell office:value-type="float" office:value="216" calcext:value-type="float">
            <text:p>216</text:p>
          </table:table-cell>
          <table:table-cell office:value-type="float" office:value="1000000" calcext:value-type="float">
            <text:p>1000000</text:p>
          </table:table-cell>
          <table:table-cell table:formula="of:=[.D35]/[.C35]" office:value-type="float" office:value="4629.62962962963" calcext:value-type="float">
            <text:p>4629.62962962963</text:p>
          </table:table-cell>
          <table:table-cell table:style-name="ce5" office:value-type="float" office:value="0.00078614498085737" calcext:value-type="float">
            <text:p>7.86E-04</text:p>
          </table:table-cell>
          <table:table-cell table:style-name="Default" table:number-columns-repeated="16378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Half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[.D36]/[.C36]" office:value-type="float" office:value="1000" calcext:value-type="float">
            <text:p>1000</text:p>
          </table:table-cell>
          <table:table-cell office:value-type="float" office:value="5.453" calcext:value-type="float">
            <text:p>5.453</text:p>
          </table:table-cell>
          <table:table-cell table:style-name="Default" table:number-columns-repeated="16378"/>
        </table:table-row>
        <table:table-row table:style-name="ro1"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Half</text:p>
          </table:table-cell>
          <table:table-cell table:style-name="ce1" office:value-type="float" office:value="10648" calcext:value-type="float">
            <text:p>10648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table:formula="of:=[.D37]/[.C37]" office:value-type="float" office:value="93.9143501126972" calcext:value-type="float">
            <text:p>93.9143501126972</text:p>
          </table:table-cell>
          <table:table-cell table:style-name="ce1" office:value-type="float" office:value="57.875" calcext:value-type="float">
            <text:p>57.875</text:p>
          </table:table-cell>
          <table:table-cell table:style-name="ce1" table:number-columns-repeated="1637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alf</text:p>
          </table:table-cell>
          <table:table-cell table:style-name="ce2" office:value-type="float" office:value="74088" calcext:value-type="float">
            <text:p>74088</text:p>
          </table:table-cell>
          <table:table-cell table:style-name="ce2" office:value-type="float" office:value="1000000" calcext:value-type="float">
            <text:p>1000000</text:p>
          </table:table-cell>
          <table:table-cell table:style-name="ce2" table:formula="of:=[.D38]/[.C38]" office:value-type="float" office:value="13.4974624770543" calcext:value-type="float">
            <text:p>13.4974624770543</text:p>
          </table:table-cell>
          <table:table-cell table:style-name="ce2" office:value-type="float" office:value="142.599" calcext:value-type="float">
            <text:p>142.599</text:p>
          </table:table-cell>
          <table:table-cell table:style-name="ce2" table:number-columns-repeated="1637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alf</text:p>
          </table:table-cell>
          <table:table-cell table:style-name="ce3" office:value-type="float" office:value="551368" calcext:value-type="float">
            <text:p>551368</text:p>
          </table:table-cell>
          <table:table-cell table:style-name="ce3" office:value-type="float" office:value="1000000" calcext:value-type="float">
            <text:p>1000000</text:p>
          </table:table-cell>
          <table:table-cell table:style-name="ce3" table:formula="of:=[.D39]/[.C39]" office:value-type="float" office:value="1.81367072445263" calcext:value-type="float">
            <text:p>1.81367072445263</text:p>
          </table:table-cell>
          <table:table-cell table:style-name="ce3" office:value-type="float" office:value="187.114" calcext:value-type="float">
            <text:p>187.114</text:p>
          </table:table-cell>
          <table:table-cell table:style-name="ce3"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lf</text:p>
          </table:table-cell>
          <table:table-cell office:value-type="float" office:value="8242408" calcext:value-type="float">
            <text:p>8242408</text:p>
          </table:table-cell>
          <table:table-cell office:value-type="float" office:value="1000000" calcext:value-type="float">
            <text:p>1000000</text:p>
          </table:table-cell>
          <table:table-cell table:formula="of:=[.D40]/[.C40]" office:value-type="float" office:value="0.121323768490956" calcext:value-type="float">
            <text:p>0.121323768490956</text:p>
          </table:table-cell>
          <table:table-cell office:value-type="float" office:value="178.467" calcext:value-type="float">
            <text:p>178.467</text:p>
          </table:table-cell>
          <table:table-cell table:style-name="Default"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lf</text:p>
          </table:table-cell>
          <table:table-cell office:value-type="float" office:value="64964808" calcext:value-type="float">
            <text:p>64964808</text:p>
          </table:table-cell>
          <table:table-cell office:value-type="float" office:value="1000000" calcext:value-type="float">
            <text:p>1000000</text:p>
          </table:table-cell>
          <table:table-cell table:formula="of:=[.D41]/[.C41]" office:value-type="float" office:value="0.0153929493642158" calcext:value-type="float">
            <text:p>0.0153929493642158</text:p>
          </table:table-cell>
          <table:table-cell office:value-type="float" office:value="108.116" calcext:value-type="float">
            <text:p>108.116</text:p>
          </table:table-cell>
          <table:table-cell table:style-name="Default" table:number-columns-repeated="1637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Half</text:p>
          </table:table-cell>
          <table:table-cell table:style-name="ce4" office:value-type="float" office:value="515849608" calcext:value-type="float">
            <text:p>515849608</text:p>
          </table:table-cell>
          <table:table-cell table:style-name="ce4" office:value-type="float" office:value="1000000" calcext:value-type="float">
            <text:p>1000000</text:p>
          </table:table-cell>
          <table:table-cell table:style-name="ce4" table:formula="of:=[.D42]/[.C42]" office:value-type="float" office:value="0.00193854950065214" calcext:value-type="float">
            <text:p>0.00193854950065214</text:p>
          </table:table-cell>
          <table:table-cell table:style-name="ce4" office:value-type="float" office:value="44.049" calcext:value-type="float">
            <text:p>44.049</text:p>
          </table:table-cell>
          <table:table-cell table:style-name="ce4" table:number-columns-repeated="16378"/>
        </table:table-row>
      </table:table>
      <table:table table:name="Sheet3" table:style-name="ta1">
        <table:shapes>
          <draw:frame draw:z-index="0" draw:style-name="gr1" draw:text-style-name="P1" svg:width="11.38cm" svg:height="8.999cm" svg:x="11.441cm" svg:y="0.126cm">
            <draw:object draw:notify-on-update-of-ranges="Sheet3.A2:Sheet3.A2 Sheet3.B2:Sheet3.C2 Sheet3.A3:Sheet3.A3 Sheet3.B3:Sheet3.C3 Sheet3.A4:Sheet3.A4 Sheet3.B4:Sheet3.C4 Sheet3.A5:Sheet3.A5 Sheet3.B5:Sheet3.C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1" office:value-type="string" calcext:value-type="string" table:number-columns-spanned="3" table:number-rows-spanned="1">
            <text:p>10k Particles BlockSize 128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w/ Visualization</text:p>
          </table:table-cell>
          <table:table-cell office:value-type="string" calcext:value-type="string">
            <text:p>w/o Visualization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float" office:value="380.721" calcext:value-type="float">
            <text:p>380.721</text:p>
          </table:table-cell>
          <table:table-cell office:value-type="float" office:value="566.521" calcext:value-type="float">
            <text:p>566.521</text:p>
          </table:table-cell>
        </table:table-row>
        <table:table-row table:style-name="ro1">
          <table:table-cell office:value-type="string" calcext:value-type="string">
            <text:p>Scattered</text:p>
          </table:table-cell>
          <table:table-cell office:value-type="float" office:value="816.581" calcext:value-type="float">
            <text:p>816.581</text:p>
          </table:table-cell>
          <table:table-cell office:value-type="float" office:value="1061.853" calcext:value-type="float">
            <text:p>1061.853</text:p>
          </table:table-cell>
        </table:table-row>
        <table:table-row table:style-name="ro1">
          <table:table-cell office:value-type="string" calcext:value-type="string">
            <text:p>Coherent</text:p>
          </table:table-cell>
          <table:table-cell office:value-type="float" office:value="784.261" calcext:value-type="float">
            <text:p>784.261</text:p>
          </table:table-cell>
          <table:table-cell office:value-type="float" office:value="958.818" calcext:value-type="float">
            <text:p>958.81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50k Particle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BlockSize</text:p>
          </table:table-cell>
          <table:table-cell office:value-type="string" calcext:value-type="string">
            <text:p>FP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5.59" calcext:value-type="float">
            <text:p>685.5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72.517" calcext:value-type="float">
            <text:p>672.51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78.951" calcext:value-type="float">
            <text:p>678.95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64.737" calcext:value-type="float">
            <text:p>664.73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74.291" calcext:value-type="float">
            <text:p>674.291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72.627" calcext:value-type="float">
            <text:p>672.6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SC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SC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00/00/00</text:date>, <text:time style:data-style-name="N2" text:time-value="17:31:08.35245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23:26:46.942247300</meta:creation-date>
    <dc:date>2025-09-08T17:59:20.764012600</dc:date>
    <meta:editing-duration>PT2H50M40S</meta:editing-duration>
    <meta:editing-cycles>25</meta:editing-cycles>
    <meta:generator>LibreOffice/25.2.5.2$Windows_X86_64 LibreOffice_project/03d19516eb2e1dd5d4ccd751a0d6f35f35e08022</meta:generator>
    <meta:document-statistic meta:table-count="3" meta:cell-count="312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9.694cm" svg:height="11.853cm" xlink:href=".." xlink:type="simple" chart:class="chart:scatter" chart:style-name="ch1">
        <chart:title svg:x="5.201cm" svg:y="0.373cm" chart:style-name="ch2">
          <text:p>Correlation between particle per grid and FPS</text:p>
        </chart:title>
        <chart:subtitle svg:x="7.008cm" svg:y="1.389cm" chart:style-name="ch2">
          <text:p><text:span text:style-name="T1">8x and 27x method comparison</text:span></text:p>
        </chart:subtitle>
        <chart:legend chart:legend-position="bottom" svg:x="2.996cm" svg:y="11.254cm" style:legend-expansion="wide" chart:style-name="ch3"/>
        <chart:plot-area chart:style-name="ch4" svg:x="1.404cm" svg:y="2.309cm" svg:width="17.897cm" svg:height="7.543cm">
          <chart:coordinate-region svg:x="2.421cm" svg:y="2.508cm" svg:width="16.4cm" svg:height="6.697cm"/>
          <chart:axis chart:dimension="x" chart:name="primary-x" chart:style-name="ch5" chartooo:axis-type="auto">
            <chart:title svg:x="9.068cm" svg:y="10.089cm" chart:style-name="ch2">
              <text:p><text:span text:style-name="T2">Particles per Grid</text:span></text:p>
            </chart:title>
            <chart:categories table:cell-range-address="Sheet1.D1:Sheet1.D1"/>
          </chart:axis>
          <chart:axis chart:dimension="y" chart:name="primary-y" chart:style-name="ch6">
            <chart:title svg:x="0.451cm" svg:y="6.446cm" chart:style-name="ch7">
              <text:p><text:span text:style-name="T2">FPS</text:span></text:p>
            </chart:title>
            <chart:grid chart:style-name="ch8" chart:class="major"/>
          </chart:axis>
          <chart:series chart:style-name="ch9" chart:values-cell-range-address="Sheet1.C3:Sheet1.C12" chart:label-cell-address="Sheet1.B1:Sheet1.B1" chart:class="chart:scatter">
            <chart:domain table:cell-range-address="Sheet1.B3:Sheet1.B12"/>
            <chart:data-point chart:repeated="10"/>
          </chart:series>
          <chart:series chart:style-name="ch10" chart:values-cell-range-address="Sheet1.E3:Sheet1.E12" chart:label-cell-address="Sheet1.D1:Sheet1.D1" chart:class="chart:scatter">
            <chart:domain table:cell-range-address="Sheet1.D3:Sheet1.D12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ell Count 10648 (8x neighbors grid)</text:p>
                <draw:g>
                  <svg:desc>Sheet1.B1:Sheet1.B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ell Count 74088 (27x neighbors grid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ll Count 74088 (27x neighbors grid)</text:p>
                <draw:g>
                  <svg:desc>Sheet1.D1:Sheet1.D1</svg:desc>
                </draw:g>
              </table:table-cell>
              <table:table-cell office:value-type="float" office:value="0.0939143501126972">
                <text:p>0.0939143501126972</text:p>
                <draw:g>
                  <svg:desc>Sheet1.B3:Sheet1.B12</svg:desc>
                </draw:g>
              </table:table-cell>
              <table:table-cell office:value-type="float" office:value="1023.1">
                <text:p>1023.1</text:p>
                <draw:g>
                  <svg:desc>Sheet1.C3:Sheet1.C12</svg:desc>
                </draw:g>
              </table:table-cell>
              <table:table-cell office:value-type="float" office:value="0.0134974624770543">
                <text:p>0.0134974624770543</text:p>
                <draw:g>
                  <svg:desc>Sheet1.D3:Sheet1.D12</svg:desc>
                </draw:g>
              </table:table-cell>
              <table:table-cell office:value-type="float" office:value="1054.2">
                <text:p>1054.2</text:p>
                <draw:g>
                  <svg:desc>Sheet1.E3:Sheet1.E12</svg:desc>
                </draw:g>
              </table:table-cell>
            </table:table-row>
            <table:table-row>
              <table:table-cell office:value-type="string"/>
              <table:table-cell office:value-type="float" office:value="0.469571750563486">
                <text:p>0.469571750563486</text:p>
              </table:table-cell>
              <table:table-cell office:value-type="float" office:value="1010.6">
                <text:p>1010.6</text:p>
              </table:table-cell>
              <table:table-cell office:value-type="float" office:value="0.0674873123852716">
                <text:p>0.0674873123852716</text:p>
              </table:table-cell>
              <table:table-cell office:value-type="float" office:value="1046.7">
                <text:p>1046.7</text:p>
              </table:table-cell>
            </table:table-row>
            <table:table-row>
              <table:table-cell office:value-type="string"/>
              <table:table-cell office:value-type="float" office:value="0.939143501126972">
                <text:p>0.939143501126972</text:p>
              </table:table-cell>
              <table:table-cell office:value-type="float" office:value="1028.9">
                <text:p>1028.9</text:p>
              </table:table-cell>
              <table:table-cell office:value-type="float" office:value="0.134974624770543">
                <text:p>0.134974624770543</text:p>
              </table:table-cell>
              <table:table-cell office:value-type="float" office:value="1064.2">
                <text:p>1064.2</text:p>
              </table:table-cell>
            </table:table-row>
            <table:table-row>
              <table:table-cell office:value-type="string"/>
              <table:table-cell office:value-type="float" office:value="4.69571750563486">
                <text:p>4.69571750563486</text:p>
              </table:table-cell>
              <table:table-cell office:value-type="float" office:value="674.5">
                <text:p>674.5</text:p>
              </table:table-cell>
              <table:table-cell office:value-type="float" office:value="0.674873123852716">
                <text:p>0.674873123852716</text:p>
              </table:table-cell>
              <table:table-cell office:value-type="float" office:value="602.6">
                <text:p>602.6</text:p>
              </table:table-cell>
            </table:table-row>
            <table:table-row>
              <table:table-cell office:value-type="string"/>
              <table:table-cell office:value-type="float" office:value="9.39143501126972">
                <text:p>9.39143501126972</text:p>
              </table:table-cell>
              <table:table-cell office:value-type="float" office:value="503.1">
                <text:p>503.1</text:p>
              </table:table-cell>
              <table:table-cell office:value-type="float" office:value="1.34974624770543">
                <text:p>1.34974624770543</text:p>
              </table:table-cell>
              <table:table-cell office:value-type="float" office:value="523.7">
                <text:p>523.7</text:p>
              </table:table-cell>
            </table:table-row>
            <table:table-row>
              <table:table-cell office:value-type="string"/>
              <table:table-cell office:value-type="float" office:value="46.9571750563486">
                <text:p>46.9571750563486</text:p>
              </table:table-cell>
              <table:table-cell office:value-type="float" office:value="164.5">
                <text:p>164.5</text:p>
              </table:table-cell>
              <table:table-cell office:value-type="float" office:value="6.74873123852716">
                <text:p>6.74873123852716</text:p>
              </table:table-cell>
              <table:table-cell office:value-type="float" office:value="279.9">
                <text:p>279.9</text:p>
              </table:table-cell>
            </table:table-row>
            <table:table-row>
              <table:table-cell office:value-type="string"/>
              <table:table-cell office:value-type="float" office:value="93.9143501126972">
                <text:p>93.9143501126972</text:p>
              </table:table-cell>
              <table:table-cell office:value-type="float" office:value="58.9">
                <text:p>58.9</text:p>
              </table:table-cell>
              <table:table-cell office:value-type="float" office:value="13.4974624770543">
                <text:p>13.49746247705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/>
              <table:table-cell office:value-type="float" office:value="469.571750563486">
                <text:p>469.571750563486</text:p>
              </table:table-cell>
              <table:table-cell office:value-type="float" office:value="3.1">
                <text:p>3.1</text:p>
              </table:table-cell>
              <table:table-cell office:value-type="float" office:value="67.4873123852716">
                <text:p>67.4873123852716</text:p>
              </table:table-cell>
              <table:table-cell office:value-type="float" office:value="115.8">
                <text:p>115.8</text:p>
              </table:table-cell>
            </table:table-row>
            <table:table-row>
              <table:table-cell office:value-type="string"/>
              <table:table-cell office:value-type="float" office:value="939.143501126972">
                <text:p>939.143501126972</text:p>
              </table:table-cell>
              <table:table-cell office:value-type="float" office:value="0.8">
                <text:p>0.8</text:p>
              </table:table-cell>
              <table:table-cell office:value-type="float" office:value="134.974624770543">
                <text:p>134.974624770543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/>
              <table:table-cell office:value-type="float" office:value="4695.71750563486">
                <text:p>4695.71750563486</text:p>
              </table:table-cell>
              <table:table-cell office:value-type="float" office:value="0">
                <text:p>0</text:p>
              </table:table-cell>
              <table:table-cell office:value-type="float" office:value="674.873123852716">
                <text:p>674.873123852716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4.392cm" svg:y="0.316cm" chart:style-name="ch2">
          <text:p>FPS correlate with Particle per Grid</text:p>
        </chart:title>
        <chart:subtitle svg:x="6.11cm" svg:y="1.275cm" chart:style-name="ch2">
          <text:p><text:span text:style-name="T1">Particle Spawn 1000</text:span></text:p>
        </chart:subtitle>
        <chart:legend chart:legend-position="bottom" svg:x="5.442cm" svg:y="8.401cm" style:legend-expansion="wide" chart:style-name="ch3"/>
        <chart:plot-area chart:style-name="ch4" svg:x="1.331cm" svg:y="2.138cm" svg:width="14.349cm" svg:height="4.918cm">
          <chart:coordinate-region svg:x="2.347cm" svg:y="2.338cm" svg:width="12.662cm" svg:height="4.071cm"/>
          <chart:axis chart:dimension="x" chart:name="primary-x" chart:style-name="ch5">
            <chart:title svg:x="7.177cm" svg:y="7.236cm" chart:style-name="ch2">
              <text:p><text:span text:style-name="T2">Particle / Cell Cnt.</text:span></text:p>
            </chart:title>
            <chart:grid chart:style-name="ch6" chart:class="major"/>
          </chart:axis>
          <chart:axis chart:dimension="y" chart:name="primary-y" chart:style-name="ch7">
            <chart:title svg:x="0.451cm" svg:y="4.963cm" chart:style-name="ch8">
              <text:p><text:span text:style-name="T2">FPS</text:span></text:p>
            </chart:title>
            <chart:grid chart:style-name="ch6" chart:class="major"/>
          </chart:axis>
          <chart:series chart:style-name="ch9" chart:values-cell-range-address="Sheet2.F5:Sheet2.F22" chart:label-cell-address="Sheet2.F4:Sheet2.F4" chart:class="chart:scatter">
            <chart:domain table:cell-range-address="Sheet2.E5:Sheet2.E22"/>
            <chart:data-point chart:repeated="18"/>
          </chart:series>
          <chart:series chart:style-name="ch10" chart:values-cell-range-address="Sheet2.F25:Sheet2.F42" chart:class="chart:scatter">
            <chart:domain table:cell-range-address="Sheet2.E25:Sheet2.E42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vg FPS</text:p>
                <draw:g>
                  <svg:desc>Sheet2.F4:Sheet2.F4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">
                <text:p>125</text:p>
                <draw:g>
                  <svg:desc>Sheet2.E5:Sheet2.E22</svg:desc>
                </draw:g>
              </table:table-cell>
              <table:table-cell office:value-type="float" office:value="1084.577">
                <text:p>1084.577</text:p>
                <draw:g>
                  <svg:desc>Sheet2.F5:Sheet2.F22</svg:desc>
                </draw:g>
              </table:table-cell>
              <table:table-cell office:value-type="float" office:value="125000">
                <text:p>125000</text:p>
                <draw:g>
                  <svg:desc>Sheet2.E25:Sheet2.E42</svg:desc>
                </draw:g>
              </table:table-cell>
              <table:table-cell office:value-type="float" office:value="0.000083545411323">
                <text:p>0.000083545411323</text:p>
                <draw:g>
                  <svg:desc>Sheet2.F25:Sheet2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625">
                <text:p>15.625</text:p>
              </table:table-cell>
              <table:table-cell office:value-type="float" office:value="1041.86">
                <text:p>1041.86</text:p>
              </table:table-cell>
              <table:table-cell office:value-type="float" office:value="15625">
                <text:p>15625</text:p>
              </table:table-cell>
              <table:table-cell office:value-type="float" office:value="0.00058645181264">
                <text:p>0.0005864518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62962962962963">
                <text:p>4.62962962962963</text:p>
              </table:table-cell>
              <table:table-cell office:value-type="float" office:value="1006.935">
                <text:p>1006.935</text:p>
              </table:table-cell>
              <table:table-cell office:value-type="float" office:value="4629.62962962963">
                <text:p>4629.62962962963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8703703703704">
                <text:p>0.578703703703704</text:p>
              </table:table-cell>
              <table:table-cell office:value-type="float" office:value="998.587">
                <text:p>998.587</text:p>
              </table:table-cell>
              <table:table-cell office:value-type="float" office:value="578.703703703704">
                <text:p>578.703703703704</text:p>
              </table:table-cell>
              <table:table-cell office:value-type="float" office:value="10.208">
                <text:p>10.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39143501126972">
                <text:p>0.0939143501126972</text:p>
              </table:table-cell>
              <table:table-cell office:value-type="float" office:value="1011.869">
                <text:p>1011.869</text:p>
              </table:table-cell>
              <table:table-cell office:value-type="float" office:value="93.9143501126972">
                <text:p>93.9143501126972</text:p>
              </table:table-cell>
              <table:table-cell office:value-type="float" office:value="58.381">
                <text:p>58.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34974624770543">
                <text:p>0.0134974624770543</text:p>
              </table:table-cell>
              <table:table-cell office:value-type="float" office:value="980.522">
                <text:p>980.522</text:p>
              </table:table-cell>
              <table:table-cell office:value-type="float" office:value="13.4974624770543">
                <text:p>13.4974624770543</text:p>
              </table:table-cell>
              <table:table-cell office:value-type="float" office:value="142.567">
                <text:p>142.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942322334547045">
                <text:p>0.000942322334547045</text:p>
              </table:table-cell>
              <table:table-cell office:value-type="float" office:value="992.937">
                <text:p>992.937</text:p>
              </table:table-cell>
              <table:table-cell office:value-type="float" office:value="0.942322334547045">
                <text:p>0.942322334547045</text:p>
              </table:table-cell>
              <table:table-cell office:value-type="float" office:value="182.829">
                <text:p>182.8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21323768490956">
                <text:p>0.000121323768490956</text:p>
              </table:table-cell>
              <table:table-cell office:value-type="float" office:value="1074.791">
                <text:p>1074.791</text:p>
              </table:table-cell>
              <table:table-cell office:value-type="float" office:value="0.121323768490956">
                <text:p>0.121323768490956</text:p>
              </table:table-cell>
              <table:table-cell office:value-type="float" office:value="183.744">
                <text:p>183.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53929493642158">
                <text:p>0.0000153929493642158</text:p>
              </table:table-cell>
              <table:table-cell office:value-type="float" office:value="468.034">
                <text:p>468.034</text:p>
              </table:table-cell>
              <table:table-cell office:value-type="float" office:value="0.0153929493642158">
                <text:p>0.0153929493642158</text:p>
              </table:table-cell>
              <table:table-cell office:value-type="float" office:value="107.541">
                <text:p>107.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625">
                <text:p>15.625</text:p>
              </table:table-cell>
              <table:table-cell office:value-type="float" office:value="973.07">
                <text:p>973.07</text:p>
              </table:table-cell>
              <table:table-cell office:value-type="float" office:value="15625">
                <text:p>15625</text:p>
              </table:table-cell>
              <table:table-cell office:value-type="float" office:value="0.000111135807957324">
                <text:p>0.000111135807957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2962962962963">
                <text:p>4.62962962962963</text:p>
              </table:table-cell>
              <table:table-cell office:value-type="float" office:value="967.725">
                <text:p>967.725</text:p>
              </table:table-cell>
              <table:table-cell office:value-type="float" office:value="4629.62962962963">
                <text:p>4629.62962962963</text:p>
              </table:table-cell>
              <table:table-cell office:value-type="float" office:value="0.00078614498085737">
                <text:p>0.000786144980857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010.631">
                <text:p>1010.631</text:p>
              </table:table-cell>
              <table:table-cell office:value-type="float" office:value="1000">
                <text:p>1000</text:p>
              </table:table-cell>
              <table:table-cell office:value-type="float" office:value="5.453">
                <text:p>5.4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39143501126972">
                <text:p>0.0939143501126972</text:p>
              </table:table-cell>
              <table:table-cell office:value-type="float" office:value="1002.243">
                <text:p>1002.243</text:p>
              </table:table-cell>
              <table:table-cell office:value-type="float" office:value="93.9143501126972">
                <text:p>93.9143501126972</text:p>
              </table:table-cell>
              <table:table-cell office:value-type="float" office:value="57.875">
                <text:p>57.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4974624770543">
                <text:p>0.0134974624770543</text:p>
              </table:table-cell>
              <table:table-cell office:value-type="float" office:value="985.613">
                <text:p>985.613</text:p>
              </table:table-cell>
              <table:table-cell office:value-type="float" office:value="13.4974624770543">
                <text:p>13.4974624770543</text:p>
              </table:table-cell>
              <table:table-cell office:value-type="float" office:value="142.599">
                <text:p>142.5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81367072445263">
                <text:p>0.00181367072445263</text:p>
              </table:table-cell>
              <table:table-cell office:value-type="float" office:value="1012.31">
                <text:p>1012.31</text:p>
              </table:table-cell>
              <table:table-cell office:value-type="float" office:value="1.81367072445263">
                <text:p>1.81367072445263</text:p>
              </table:table-cell>
              <table:table-cell office:value-type="float" office:value="187.114">
                <text:p>187.1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21323768490956">
                <text:p>0.000121323768490956</text:p>
              </table:table-cell>
              <table:table-cell office:value-type="float" office:value="1037.184">
                <text:p>1037.184</text:p>
              </table:table-cell>
              <table:table-cell office:value-type="float" office:value="0.121323768490956">
                <text:p>0.121323768490956</text:p>
              </table:table-cell>
              <table:table-cell office:value-type="float" office:value="178.467">
                <text:p>178.4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153929493642158">
                <text:p>0.0000153929493642158</text:p>
              </table:table-cell>
              <table:table-cell office:value-type="float" office:value="469.941">
                <text:p>469.941</text:p>
              </table:table-cell>
              <table:table-cell office:value-type="float" office:value="0.0153929493642158">
                <text:p>0.0153929493642158</text:p>
              </table:table-cell>
              <table:table-cell office:value-type="float" office:value="108.116">
                <text:p>108.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193854950065214">
                <text:p>0.00000193854950065214</text:p>
              </table:table-cell>
              <table:table-cell office:value-type="float" office:value="80.652">
                <text:p>80.652</text:p>
              </table:table-cell>
              <table:table-cell office:value-type="float" office:value="0.00193854950065214">
                <text:p>0.00193854950065214</text:p>
              </table:table-cell>
              <table:table-cell office:value-type="float" office:value="44.049">
                <text:p>44.0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4.392cm" svg:y="0.316cm" chart:style-name="ch2">
          <text:p>FPS correlate with Particle per Grid</text:p>
        </chart:title>
        <chart:subtitle svg:x="5.779cm" svg:y="1.275cm" chart:style-name="ch2">
          <text:p><text:span text:style-name="T1">Particle Spawn 1000000</text:span></text:p>
        </chart:subtitle>
        <chart:legend chart:legend-position="bottom" svg:x="6.754cm" svg:y="8.401cm" style:legend-expansion="wide" chart:style-name="ch3"/>
        <chart:plot-area chart:style-name="ch4" svg:x="1.331cm" svg:y="2.138cm" svg:width="14.349cm" svg:height="4.918cm">
          <chart:coordinate-region svg:x="2.156cm" svg:y="2.337cm" svg:width="12.853cm" svg:height="4.072cm"/>
          <chart:axis chart:dimension="x" chart:name="primary-x" chart:style-name="ch5">
            <chart:title svg:x="7.177cm" svg:y="7.236cm" chart:style-name="ch2">
              <text:p><text:span text:style-name="T2">Particle / Cell Cnt.</text:span></text:p>
            </chart:title>
            <chart:grid chart:style-name="ch6" chart:class="major"/>
          </chart:axis>
          <chart:axis chart:dimension="y" chart:name="primary-y" chart:style-name="ch7">
            <chart:title svg:x="0.451cm" svg:y="4.963cm" chart:style-name="ch8">
              <text:p><text:span text:style-name="T2">FPS</text:span></text:p>
            </chart:title>
            <chart:grid chart:style-name="ch6" chart:class="major"/>
          </chart:axis>
          <chart:series chart:style-name="ch9" chart:values-cell-range-address="Sheet2.F25:Sheet2.F42" chart:label-cell-address="Sheet2.F24:Sheet2.F24" chart:class="chart:scatter">
            <chart:domain table:cell-range-address="Sheet2.E25:Sheet2.E42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Avg FPS</text:p>
                <draw:g>
                  <svg:desc>Sheet2.F24:Sheet2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000">
                <text:p>125000</text:p>
                <draw:g>
                  <svg:desc>Sheet2.E25:Sheet2.E42</svg:desc>
                </draw:g>
              </table:table-cell>
              <table:table-cell office:value-type="float" office:value="0.000083545411323">
                <text:p>0.000083545411323</text:p>
                <draw:g>
                  <svg:desc>Sheet2.F25:Sheet2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625">
                <text:p>15625</text:p>
              </table:table-cell>
              <table:table-cell office:value-type="float" office:value="0.00058645181264">
                <text:p>0.0005864518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29.62962962963">
                <text:p>4629.62962962963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8.703703703704">
                <text:p>578.703703703704</text:p>
              </table:table-cell>
              <table:table-cell office:value-type="float" office:value="10.208">
                <text:p>10.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.9143501126972">
                <text:p>93.9143501126972</text:p>
              </table:table-cell>
              <table:table-cell office:value-type="float" office:value="58.381">
                <text:p>58.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4974624770543">
                <text:p>13.4974624770543</text:p>
              </table:table-cell>
              <table:table-cell office:value-type="float" office:value="142.567">
                <text:p>142.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2322334547045">
                <text:p>0.942322334547045</text:p>
              </table:table-cell>
              <table:table-cell office:value-type="float" office:value="182.829">
                <text:p>182.8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323768490956">
                <text:p>0.121323768490956</text:p>
              </table:table-cell>
              <table:table-cell office:value-type="float" office:value="183.744">
                <text:p>183.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53929493642158">
                <text:p>0.0153929493642158</text:p>
              </table:table-cell>
              <table:table-cell office:value-type="float" office:value="107.541">
                <text:p>107.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25">
                <text:p>15625</text:p>
              </table:table-cell>
              <table:table-cell office:value-type="float" office:value="0.000111135807957324">
                <text:p>0.000111135807957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29.62962962963">
                <text:p>4629.62962962963</text:p>
              </table:table-cell>
              <table:table-cell office:value-type="float" office:value="0.00078614498085737">
                <text:p>0.000786144980857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5.453">
                <text:p>5.4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.9143501126972">
                <text:p>93.9143501126972</text:p>
              </table:table-cell>
              <table:table-cell office:value-type="float" office:value="57.875">
                <text:p>57.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4974624770543">
                <text:p>13.4974624770543</text:p>
              </table:table-cell>
              <table:table-cell office:value-type="float" office:value="142.599">
                <text:p>142.5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1367072445263">
                <text:p>1.81367072445263</text:p>
              </table:table-cell>
              <table:table-cell office:value-type="float" office:value="187.114">
                <text:p>187.1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1323768490956">
                <text:p>0.121323768490956</text:p>
              </table:table-cell>
              <table:table-cell office:value-type="float" office:value="178.467">
                <text:p>178.4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53929493642158">
                <text:p>0.0153929493642158</text:p>
              </table:table-cell>
              <table:table-cell office:value-type="float" office:value="108.116">
                <text:p>108.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93854950065214">
                <text:p>0.00193854950065214</text:p>
              </table:table-cell>
              <table:table-cell office:value-type="float" office:value="44.049">
                <text:p>44.0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9.694cm" svg:height="11.853cm" xlink:href=".." xlink:type="simple" chart:class="chart:scatter" chart:style-name="ch1">
        <chart:title svg:x="5.088cm" svg:y="0.373cm" chart:style-name="ch2">
          <text:p>Correlation between particle numbers and FPS</text:p>
        </chart:title>
        <chart:subtitle svg:x="7.008cm" svg:y="1.389cm" chart:style-name="ch2">
          <text:p><text:span text:style-name="T1">8x and 27x method comparison</text:span></text:p>
        </chart:subtitle>
        <chart:legend chart:legend-position="bottom" svg:x="2.996cm" svg:y="11.254cm" style:legend-expansion="wide" chart:style-name="ch3"/>
        <chart:plot-area chart:style-name="ch4" svg:x="1.404cm" svg:y="2.309cm" svg:width="17.897cm" svg:height="7.543cm">
          <chart:coordinate-region svg:x="2.42cm" svg:y="2.508cm" svg:width="16.018cm" svg:height="6.697cm"/>
          <chart:axis chart:dimension="x" chart:name="primary-x" chart:style-name="ch5" chartooo:axis-type="auto">
            <chart:title svg:x="9.395cm" svg:y="10.089cm" chart:style-name="ch2">
              <text:p><text:span text:style-name="T2">Particle Cnts</text:span></text:p>
            </chart:title>
            <chart:categories table:cell-range-address="Sheet1.D1:Sheet1.D1"/>
          </chart:axis>
          <chart:axis chart:dimension="y" chart:name="primary-y" chart:style-name="ch6">
            <chart:title svg:x="0.451cm" svg:y="6.446cm" chart:style-name="ch7">
              <text:p><text:span text:style-name="T2">FPS</text:span></text:p>
            </chart:title>
            <chart:grid chart:style-name="ch8" chart:class="major"/>
          </chart:axis>
          <chart:series chart:style-name="ch9" chart:values-cell-range-address="Sheet1.C3:Sheet1.C12" chart:label-cell-address="Sheet1.B1:Sheet1.B1" chart:class="chart:scatter">
            <chart:domain table:cell-range-address="Sheet1.A3:Sheet1.A12"/>
            <chart:data-point chart:repeated="10"/>
          </chart:series>
          <chart:series chart:style-name="ch10" chart:values-cell-range-address="Sheet1.E3:Sheet1.E12" chart:label-cell-address="Sheet1.D1:Sheet1.D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ll Count 10648 (8x neighbors grid)</text:p>
                <draw:g>
                  <svg:desc>Sheet1.B1:Sheet1.B1</svg:desc>
                </draw:g>
              </table:table-cell>
              <table:table-cell office:value-type="string">
                <text:p>Cell Count 74088 (27x neighbors grid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ll Count 74088 (27x neighbors grid)</text:p>
                <draw:g>
                  <svg:desc>Sheet1.D1:Sheet1.D1</svg:desc>
                </draw:g>
              </table:table-cell>
              <table:table-cell office:value-type="float" office:value="1000">
                <text:p>1000</text:p>
                <draw:g>
                  <svg:desc>Sheet1.A3:Sheet1.A12</svg:desc>
                </draw:g>
              </table:table-cell>
              <table:table-cell office:value-type="float" office:value="1023.1">
                <text:p>1023.1</text:p>
                <draw:g>
                  <svg:desc>Sheet1.C3:Sheet1.C12</svg:desc>
                </draw:g>
              </table:table-cell>
              <table:table-cell office:value-type="float" office:value="1054.2">
                <text:p>1054.2</text:p>
                <draw:g>
                  <svg:desc>Sheet1.E3:Sheet1.E12</svg:desc>
                </draw:g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1010.6">
                <text:p>1010.6</text:p>
              </table:table-cell>
              <table:table-cell office:value-type="float" office:value="1046.7">
                <text:p>1046.7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1028.9">
                <text:p>1028.9</text:p>
              </table:table-cell>
              <table:table-cell office:value-type="float" office:value="1064.2">
                <text:p>1064.2</text:p>
              </table:table-cell>
            </table:table-row>
            <table:table-row>
              <table:table-cell office:value-type="string"/>
              <table:table-cell office:value-type="float" office:value="50000">
                <text:p>50000</text:p>
              </table:table-cell>
              <table:table-cell office:value-type="float" office:value="674.5">
                <text:p>674.5</text:p>
              </table:table-cell>
              <table:table-cell office:value-type="float" office:value="602.6">
                <text:p>602.6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503.1">
                <text:p>503.1</text:p>
              </table:table-cell>
              <table:table-cell office:value-type="float" office:value="523.7">
                <text:p>523.7</text:p>
              </table:table-cell>
            </table:table-row>
            <table:table-row>
              <table:table-cell office:value-type="string"/>
              <table:table-cell office:value-type="float" office:value="500000">
                <text:p>500000</text:p>
              </table:table-cell>
              <table:table-cell office:value-type="float" office:value="164.5">
                <text:p>164.5</text:p>
              </table:table-cell>
              <table:table-cell office:value-type="float" office:value="279.9">
                <text:p>279.9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58.9">
                <text:p>58.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/>
              <table:table-cell office:value-type="float" office:value="5000000">
                <text:p>5000000</text:p>
              </table:table-cell>
              <table:table-cell office:value-type="float" office:value="3.1">
                <text:p>3.1</text:p>
              </table:table-cell>
              <table:table-cell office:value-type="float" office:value="115.8">
                <text:p>115.8</text:p>
              </table:table-cell>
            </table:table-row>
            <table:table-row>
              <table:table-cell office:value-type="string"/>
              <table:table-cell office:value-type="float" office:value="10000000">
                <text:p>10000000</text:p>
              </table:table-cell>
              <table:table-cell office:value-type="float" office:value="0.8">
                <text:p>0.8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/>
              <table:table-cell office:value-type="float" office:value="50000000">
                <text:p>5000000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1.381cm" svg:height="9cm" xlink:href=".." xlink:type="simple" chart:class="chart:bar" chart:style-name="ch1">
        <chart:title svg:x="2.657cm" svg:y="0.316cm" chart:style-name="ch2">
          <text:p>Frame Rates affect by factors</text:p>
        </chart:title>
        <chart:legend chart:legend-position="end" svg:x="9.154cm" svg:y="3.703cm" style:legend-expansion="high" chart:style-name="ch3"/>
        <chart:plot-area chart:style-name="ch4" svg:x="1.238cm" svg:y="1.275cm" svg:width="7.689cm" svg:height="7.545cm">
          <chart:coordinate-region svg:x="2.254cm" svg:y="1.475cm" svg:width="6.673cm" svg:height="6.698cm"/>
          <chart:axis chart:dimension="x" chart:name="primary-x" chart:style-name="ch5" chartooo:axis-type="auto">
            <chartooo:date-scale/>
            <chart:categories table:cell-range-address="Sheet3.B2:Sheet3.C2"/>
          </chart:axis>
          <chart:axis chart:dimension="y" chart:name="primary-y" chart:style-name="ch6">
            <chart:title svg:x="0.451cm" svg:y="5.413cm" chart:style-name="ch7">
              <text:p><text:span text:style-name="T1">FPS</text:span></text:p>
            </chart:title>
            <chart:grid chart:style-name="ch8" chart:class="major"/>
          </chart:axis>
          <chart:series chart:style-name="ch9" chart:values-cell-range-address="Sheet3.B3:Sheet3.C3" chart:label-cell-address="Sheet3.A3:Sheet3.A3" chart:class="chart:bar">
            <chart:data-point chart:repeated="2"/>
          </chart:series>
          <chart:series chart:style-name="ch10" chart:values-cell-range-address="Sheet3.B4:Sheet3.C4" chart:label-cell-address="Sheet3.A4:Sheet3.A4" chart:class="chart:bar">
            <chart:data-point chart:repeated="2"/>
          </chart:series>
          <chart:series chart:style-name="ch11" chart:values-cell-range-address="Sheet3.B5:Sheet3.C5" chart:label-cell-address="Sheet3.A5:Sheet3.A5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/ Visualization</text:p>
                <draw:g>
                  <svg:desc>Sheet3.B2:Sheet3.C2</svg:desc>
                </draw:g>
              </table:table-cell>
              <table:table-cell office:value-type="string">
                <text:p>w/o Visualization</text:p>
              </table:table-cell>
            </table:table-row>
          </table:table-header-rows>
          <table:table-rows>
            <table:table-row>
              <table:table-cell office:value-type="string">
                <text:p>Naive</text:p>
                <draw:g>
                  <svg:desc>Sheet3.A3:Sheet3.A3</svg:desc>
                </draw:g>
              </table:table-cell>
              <table:table-cell office:value-type="float" office:value="380.721">
                <text:p>380.721</text:p>
                <draw:g>
                  <svg:desc>Sheet3.B3:Sheet3.C3</svg:desc>
                </draw:g>
              </table:table-cell>
              <table:table-cell office:value-type="float" office:value="566.521">
                <text:p>566.521</text:p>
              </table:table-cell>
            </table:table-row>
            <table:table-row>
              <table:table-cell office:value-type="string">
                <text:p>Scattered</text:p>
                <draw:g>
                  <svg:desc>Sheet3.A4:Sheet3.A4</svg:desc>
                </draw:g>
              </table:table-cell>
              <table:table-cell office:value-type="float" office:value="816.581">
                <text:p>816.581</text:p>
                <draw:g>
                  <svg:desc>Sheet3.B4:Sheet3.C4</svg:desc>
                </draw:g>
              </table:table-cell>
              <table:table-cell office:value-type="float" office:value="1061.853">
                <text:p>1061.853</text:p>
              </table:table-cell>
            </table:table-row>
            <table:table-row>
              <table:table-cell office:value-type="string">
                <text:p>Coherent</text:p>
                <draw:g>
                  <svg:desc>Sheet3.A5:Sheet3.A5</svg:desc>
                </draw:g>
              </table:table-cell>
              <table:table-cell office:value-type="float" office:value="784.261">
                <text:p>784.261</text:p>
                <draw:g>
                  <svg:desc>Sheet3.B5:Sheet3.C5</svg:desc>
                </draw:g>
              </table:table-cell>
              <table:table-cell office:value-type="float" office:value="958.818">
                <text:p>958.8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